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l sherif" svg:font-family="'Liberal sh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ans-serif"/>
  </office:font-face-decls>
  <office:automatic-styles>
    <style:style style:name="P1"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2pt" fo:font-style="normal" style:text-underline-style="none" fo:font-weight="normal" style:text-blinking="false" fo:background-color="transparent" style:font-size-asian="12pt" style:font-weight-asian="normal" style:font-size-complex="12pt" style:font-weight-complex="normal"/>
    </style:style>
    <style:style style:name="P2" style:family="paragraph" style:parent-style-name="Text_20_body">
      <style:text-properties fo:font-variant="normal" fo:text-transform="none" fo:color="#000000" loext:opacity="100%" style:text-line-through-style="none" style:text-line-through-type="none" style:font-name="Liberation Serif" fo:font-size="16pt" fo:font-style="normal" style:text-underline-style="none" fo:font-weight="normal" officeooo:rsid="0007fae3" officeooo:paragraph-rsid="0007fae3" style:text-blinking="false" fo:background-color="transparent" style:font-size-asian="16pt" style:font-weight-asian="normal" style:font-size-complex="16pt" style:font-weight-complex="normal"/>
    </style:style>
    <style:style style:name="P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2pt" fo:font-style="normal" style:text-underline-style="none" fo:font-weight="normal" officeooo:rsid="000a53c7" officeooo:paragraph-rsid="000a53c7" style:text-blinking="false" fo:background-color="transparent" style:font-size-asian="10.5pt" style:font-weight-asian="normal" style:font-size-complex="12pt" style:font-weight-complex="normal"/>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2pt" fo:font-style="normal" style:text-underline-style="none" fo:font-weight="normal" officeooo:rsid="0007fae3" officeooo:paragraph-rsid="0007fae3" style:text-blinking="false" fo:background-color="transparent" style:font-size-asian="10.5pt" style:font-weight-asian="normal" style:font-size-complex="12pt" style:font-weight-complex="normal"/>
    </style:style>
    <style:style style:name="P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2pt" fo:font-style="normal" style:text-underline-style="none" fo:font-weight="normal" officeooo:rsid="000c693c" officeooo:paragraph-rsid="000c693c" style:text-blinking="false" fo:background-color="transparent" style:font-size-asian="10.5pt" style:font-weight-asian="normal" style:font-size-complex="12pt" style:font-weight-complex="normal"/>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4pt" fo:font-style="normal" style:text-underline-style="none" fo:font-weight="normal" style:text-blinking="false" fo:background-color="transparent" style:font-size-asian="14pt" style:font-weight-asian="normal" style:font-size-complex="14pt" style:font-weight-complex="normal"/>
    </style:style>
    <style:style style:name="P7"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Liberal sherif" fo:font-size="16pt" fo:font-style="normal" style:text-underline-style="solid" style:text-underline-width="auto" style:text-underline-color="font-color" fo:font-weight="normal" officeooo:rsid="0007fae3" officeooo:paragraph-rsid="0007fae3" style:text-blinking="false" fo:background-color="transparent" style:font-size-asian="16pt" style:font-weight-asian="normal" style:font-size-complex="16pt" style:font-weight-complex="normal"/>
    </style:style>
    <style:style style:name="P8" style:family="paragraph" style:parent-style-name="Text_20_body">
      <style:paragraph-properties fo:margin-top="0in" fo:margin-bottom="0in" style:contextual-spacing="false" fo:line-height="120%" style:writing-mode="lr-tb"/>
      <style:text-properties fo:color="#000000" loext:opacity="100%" style:font-name="Liberal sherif" fo:font-size="16pt" style:text-underline-style="solid" style:text-underline-width="auto" style:text-underline-color="font-color" fo:font-weight="normal" officeooo:rsid="0007fae3" officeooo:paragraph-rsid="0007fae3" style:font-size-asian="16pt" style:font-weight-asian="normal" style:font-size-complex="16pt" style:font-weight-complex="normal"/>
    </style:style>
    <style:style style:name="P9" style:family="paragraph" style:parent-style-name="Text_20_body">
      <style:paragraph-properties fo:margin-top="0in" fo:margin-bottom="0in" style:contextual-spacing="false" fo:line-height="120%" style:writing-mode="lr-tb"/>
      <style:text-properties fo:color="#000000" loext:opacity="100%" style:font-name="Liberal sherif" fo:font-size="12pt" style:text-underline-style="none" fo:font-weight="normal" officeooo:rsid="000d59a1" officeooo:paragraph-rsid="000d59a1" style:font-size-asian="10.5pt" style:font-weight-asian="normal" style:font-size-complex="12pt" style:font-weight-complex="normal"/>
    </style:style>
    <style:style style:name="T1" style:family="text">
      <style:text-properties fo:font-variant="normal" fo:text-transform="none" style:text-line-through-style="none" style:text-line-through-type="none" fo:font-style="normal" style:text-blinking="false" fo:background-color="transparent" loext:char-shading-value="0"/>
    </style:style>
    <style:style style:name="T2" style:family="text">
      <style:text-properties fo:font-variant="normal" fo:text-transform="none" style:text-line-through-style="none" style:text-line-through-type="none" fo:font-style="normal" officeooo:rsid="0008ca64" style:text-blinking="false" fo:background-color="transparent" loext:char-shading-value="0"/>
    </style:style>
    <style:style style:name="T3" style:family="text">
      <style:text-properties officeooo:rsid="000a53c7"/>
    </style:style>
    <style:style style:name="T4" style:family="text">
      <style:text-properties officeooo:rsid="000a6ad4"/>
    </style:style>
    <style:style style:name="T5" style:family="text">
      <style:text-properties officeooo:rsid="000bc4a8"/>
    </style:style>
    <style:style style:name="T6" style:family="text">
      <style:text-properties officeooo:rsid="000d59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822207f4-7fff-3688-5ba8-e01d2f262ffc"/>LUDMANN Dorian - MERIT Juliann - BARRY Ibrahima</text:p>
      <text:p text:style-name="P6"/>
      <text:p text:style-name="P7">I – La stratégie de l’IA</text:p>
      <text:p text:style-name="P3">La stratégie de l’intelligence artificielle ne peut être parfaite, mais son but est de réussir à faire façe à tout type de situation, le plus efficacement possible.<text:line-break/>Pour réussir à faire çela, nous avons donc <text:span text:style-name="T4">divisé notre programme principal en trois parties principales:<text:line-break/><text:tab/>a) – Si la reserve est négative. Si la reserve du joueur se retrouve à passer dans le négatif, le pire peut vite arriver, il faut donc regarder si il y a un bidon à très courte distance, ainsi que de tenter de retourner sur une de nos cases si notre reserve est assez basse négativement. Sinon, c’est à dire dans le cas où notre reserve est infiniment grande dans le négatif, ou que nous n’avons plus de case de notre couleur, nous sommes dans l’obligation d’aller chercher un bidon, et de tirer à l’aide du bonus de reserve lors de l’obtention d’un objet.</text:span></text:p>
      <text:p text:style-name="P3"><text:tab/><text:span text:style-name="T4">b) – Si la reserve est basse, on se retrouve alors en danger, et il faut pouvoir alors trouver un moyen de remonter notre réserve dans le plus bref délai. Pour cela, soit l’IA se déplace sur une case de notre couleur adjacente, soit, si elle le peut, tire dans la direction qui lui permettras de peindre le plus de case </text:span><text:span text:style-name="T5">et peut alors recharger en allant sur celles-ci.</text:span></text:p>
      <text:p text:style-name="P3"><text:tab/><text:span text:style-name="T5">c) – Si la reserve est assez chargée, c’est l’heure d’attaquer! L’IA cherche alors à optimiser ses mouvements vers la case qui n’est pas de sa couleur la plus proche et tir dans la direction qui lui permet d’obtenir le plus de case tout en ayant connaissance de sa réserve, ce qui lui permet de ne pas tirer dans le vide</text:span></text:p>
      <text:p text:style-name="P3"/>
      <text:p text:style-name="P7">II – Fonctions ajoutées</text:p>
      <text:p text:style-name="P5">L’API de l’IA regroupe un grand nombre de fonction, mais on en retrouve quatre majoritaire. Premièrement, best_direction_shoot qui rend la direction qui permet de peindre le plus de case, on peut estimer une compléxité de O(N²). fabrique_le_calque et fabrique_chemin permettent de fabriquer une grande combinaison de fonction permettant de diriger l’IA vers une case contenant une variable souhaitée comme un objet ou une certaine couleur. La compléxité de fabrique_chemin et fabrique_le_calque sont de O(<text:span text:style-name="T6">n*log(n</text:span>)<text:span text:style-name="T6">)</text:span> . Enfin, possible_a_peindre <text:span text:style-name="T6">permet de savoir si dans une direction donnée, l’IA va pouvoir peindre au moins une case en sachant qu’elle a une certaine reserve.<text:line-break/>La compléxité de cette fonction est de O(N²)</text:span></text:p>
      <text:p text:style-name="P4"/>
      <text:p text:style-name="P4"/>
      <text:p text:style-name="P4"/>
      <text:p text:style-name="P8"><text:soft-page-break/><text:span text:style-name="T1">III – </text:span><text:span text:style-name="T2">Etat du rendu</text:span></text:p>
      <text:p text:style-name="P9"><text:span text:style-name="T2">L</text:span><text:span text:style-name="T1">e rendu est fonctionnel et réussi, mais il n’est pas à la hauteur de nos attentes. En effet, malgrès l’algorithme que nous avons pensé, nous n’avons pas pu implémenter l’ensemble de nos idées par manque de temps et d’éfficacité. De plus, certaines fonctions déjà implémentée à l’IA ne fonctionne pas comme souhaitée, comme par exemple les fonctions de calque et de chemin qui ne réponde pas la direction souhaité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l sherif" svg:font-family="'Liberal sh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variant="normal" fo:text-transform="none" fo:color="#000000" loext:opacity="100%" style:text-line-through-style="none" style:text-line-through-type="none" style:font-name="Liberation Serif" fo:font-size="16pt" fo:font-style="normal" style:text-underline-style="none" fo:font-weight="normal" officeooo:rsid="0007fae3" officeooo:paragraph-rsid="0007fae3" style:text-blinking="false" fo:background-color="transparent" style:font-size-asian="16pt" style:font-weight-asian="normal" style:font-size-complex="16pt" style:font-weight-complex="normal"/>
    </style:style>
    <style:style style:name="MT1" style:family="text">
      <style:text-properties officeooo:rsid="000a5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76ebca9f-7fff-c39a-405b-f8e017238f83"/>SAE 1.02 Comparaison d’approches algorithmiques – <text:span text:style-name="MT1">Splat IUT’O!</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0:57:15.271487637</meta:creation-date>
    <dc:date>2023-01-19T22:58:52.519611643</dc:date>
    <meta:editing-duration>PT20M24S</meta:editing-duration>
    <meta:editing-cycles>3</meta:editing-cycles>
    <meta:generator>LibreOffice/7.3.7.2$Linux_X86_64 LibreOffice_project/30$Build-2</meta:generator>
    <meta:document-statistic meta:table-count="0" meta:image-count="0" meta:object-count="0" meta:page-count="2" meta:paragraph-count="10" meta:word-count="482" meta:character-count="2827" meta:non-whitespace-character-count="2349"/>
  </office:meta>
</office:document-meta>
</file>